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c5dff" officeooo:paragraph-rsid="001c5dff"/>
    </style:style>
    <style:style style:name="P2" style:family="paragraph" style:parent-style-name="Text_20_body">
      <style:text-properties officeooo:rsid="001c5dff" officeooo:paragraph-rsid="001b37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e code Arduino intègre un écran OLED, un clavier matriciel et une communication WiFi UDP pour un projet interactif. Il commence par inclure les bibliothèques nécessaires pour gérer ces composants. L'écran OLED est configuré avec ses dimensions, broche de reset, et adresse I2C, et initialisé en utilisant la bibliothèque Adafruit_SSD1306. Le clavier matriciel est défini avec des broches spécifiques pour les lignes et les colonnes, et un tableau de caractères représentant les touches.</text:p>
      <text:p text:style-name="P2">Le programme stocke une série de phrases prédéfinies dans un tableau. Il utilise des variables pour suivre la phrase actuellement sélectionnée et gérer le défilement du texte sur l'écran OLED. La partie WiFi du code configure l'appareil pour fonctionner soit en tant que point d'accès soit en tant que client, en utilisant des paramètres spécifiques pour la connexion. Il inclut également des fonctions pour envoyer et recevoir des messages via le protocole UDP.</text:p>
      <text:p text:style-name="P2">Dans la fonction setup, le programme initialise la communication série, configure les paramètres WiFi selon le mode choisi, et vérifie le bon fonctionnement de l'écran OLED. La communication UDP est également initialisée ici.</text:p>
      <text:p text:style-name="P2">La fonction scrollText est conçue pour faire défiler le texte sur l'écran. Une autre fonction, isSomeoneConnected, vérifie si un utilisateur est connecté au point d'accès WiFi.</text:p>
      <text:p text:style-name="P2">La fonction loop nous permet donc de faire défiler le texte qui serait trop long pour rentrer sur une seule ligne, quand une phrase est en train d’être sélectionnée, ses couleurs sont inversées .</text:p>
      <text:p text:style-name="P2">Quand l’utilisateur appuie sur select, <text:s/>cela envoie la phrase au server et l’affiche en grand sur l’écran de l’autre utilisateur.</text:p>
      <text:p text:style-name="P2">Malheureusement à cause de problèmes d’hardware, le code a pris du retard et quelques problèmes y résident, notamment que les deux utilisateur reçoivent le message envoyé et que celui ci ne s’affiche même pas en grand sur l’écr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23:55:41.440959098</meta:creation-date>
    <meta:editing-duration>PT6M33S</meta:editing-duration>
    <meta:editing-cycles>2</meta:editing-cycles>
    <meta:generator>LibreOffice/7.3.7.2$Linux_X86_64 LibreOffice_project/30$Build-2</meta:generator>
    <dc:date>2023-12-01T00:02:13.180065664</dc:date>
    <meta:document-statistic meta:table-count="0" meta:image-count="0" meta:object-count="0" meta:page-count="1" meta:paragraph-count="7" meta:word-count="297" meta:character-count="1904" meta:non-whitespace-character-count="1612"/>
  </office:meta>
</office:document-meta>
</file>